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2132in" fo:margin-left="2.4799in" fo:margin-right="0in" table:align="margins"/>
    </style:style>
    <style:style style:name="Table1.A" style:family="table-column">
      <style:table-column-properties style:column-width="2.3104in" style:rel-column-width="35937*"/>
    </style:style>
    <style:style style:name="Table1.B" style:family="table-column">
      <style:table-column-properties style:column-width="1.9028in" style:rel-column-width="29598*"/>
    </style:style>
    <style:style style:name="Table1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fo:font-weight="normal" officeooo:rsid="0005d453" officeooo:paragraph-rsid="0007ac1c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8e2c0" officeooo:paragraph-rsid="0008e2c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075764" officeooo:paragraph-rsid="00101fb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98997" officeooo:paragraph-rsid="0009899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a4b8c" officeooo:paragraph-rsid="000a4b8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c37da" officeooo:paragraph-rsid="000c37d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officeooo:paragraph-rsid="0007ac1c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font-weight="normal" officeooo:rsid="00028c8b" officeooo:paragraph-rsid="0007ac1c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fo:font-weight="normal" officeooo:rsid="0005d453" officeooo:paragraph-rsid="00098997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weight="normal" officeooo:rsid="00075764" officeooo:paragraph-rsid="000d9302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officeooo:paragraph-rsid="0007ac1c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officeooo:rsid="00028c8b" officeooo:paragraph-rsid="0007ac1c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8pt" fo:font-weight="bold" officeooo:rsid="00045bb6" officeooo:paragraph-rsid="0007ac1c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8pt" fo:font-weight="bold" officeooo:rsid="0005d453" officeooo:paragraph-rsid="0007ac1c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8pt" fo:font-weight="bold" officeooo:rsid="0005d453" officeooo:paragraph-rsid="00098997" style:font-size-asian="15.75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8pt" fo:font-weight="bold" officeooo:rsid="0008e2c0" officeooo:paragraph-rsid="0008e2c0" style:font-size-asian="15.75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8pt" fo:font-weight="bold" officeooo:rsid="00075764" officeooo:paragraph-rsid="00098997" style:font-size-asian="15.75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8pt" fo:font-weight="bold" officeooo:rsid="00075764" officeooo:paragraph-rsid="000d9302" style:font-size-asian="15.75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8pt" fo:font-weight="bold" officeooo:rsid="00075764" officeooo:paragraph-rsid="00101fb0" style:font-size-asian="15.75pt" style:font-weight-asian="bold" style:font-size-complex="18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size="18pt" officeooo:rsid="00028c8b" officeooo:paragraph-rsid="0007ac1c" style:font-size-asian="18pt" style:font-size-complex="18pt"/>
    </style:style>
    <style:style style:name="P21" style:family="paragraph" style:parent-style-name="Table_20_Contents">
      <style:paragraph-properties fo:text-align="start" style:justify-single-word="false"/>
      <style:text-properties fo:font-size="18pt" officeooo:rsid="00028c8b" officeooo:paragraph-rsid="0007ac1c" style:font-size-asian="18pt" style:font-size-complex="18pt"/>
    </style:style>
    <style:style style:name="P22" style:family="paragraph" style:parent-style-name="Table_20_Contents">
      <style:paragraph-properties fo:text-align="end" style:justify-single-word="false"/>
      <style:text-properties fo:font-size="18pt" officeooo:paragraph-rsid="0007ac1c" style:font-size-asian="18pt" style:font-size-complex="18pt"/>
    </style:style>
    <style:style style:name="P23" style:family="paragraph" style:parent-style-name="Table_20_Contents">
      <style:paragraph-properties fo:text-align="start" style:justify-single-word="false"/>
      <style:text-properties fo:font-size="18pt" officeooo:paragraph-rsid="0007ac1c" style:font-size-asian="18pt" style:font-size-complex="18pt"/>
    </style:style>
    <style:style style:name="P24" style:family="paragraph" style:parent-style-name="Standard">
      <style:paragraph-properties fo:text-align="center" style:justify-single-word="false"/>
      <style:text-properties fo:font-size="18pt" fo:font-weight="bold" officeooo:rsid="0012b7b4" officeooo:paragraph-rsid="0012b7b4" style:font-size-asian="18pt" style:font-weight-asian="bold" style:font-size-complex="18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8pt" fo:font-weight="bold" officeooo:rsid="001ace49" officeooo:paragraph-rsid="001ace49" style:font-size-asian="18pt" style:font-weight-asian="bold" style:font-size-complex="18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4pt" fo:font-weight="normal" officeooo:rsid="00075764" officeooo:paragraph-rsid="00160274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98997" officeooo:paragraph-rsid="0017f0ce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98997" officeooo:paragraph-rsid="00098997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0a4b8c" officeooo:paragraph-rsid="000a4b8c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0a4b8c" officeooo:paragraph-rsid="0018cf9b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7f0ce" officeooo:paragraph-rsid="0017f0ce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c37da" officeooo:paragraph-rsid="000c37da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8e2c0" officeooo:paragraph-rsid="0008e2c0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ace49" officeooo:paragraph-rsid="001ace4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5d453" officeooo:paragraph-rsid="0007ac1c" style:font-size-asian="12pt" style:font-weight-asian="normal" style:font-size-complex="12pt" style:font-weight-complex="normal"/>
    </style:style>
    <style:style style:name="T1" style:family="text">
      <style:text-properties officeooo:rsid="0008e2c0"/>
    </style:style>
    <style:style style:name="T2" style:family="text">
      <style:text-properties officeooo:rsid="00098997"/>
    </style:style>
    <style:style style:name="T3" style:family="text">
      <style:text-properties officeooo:rsid="000a4b8c"/>
    </style:style>
    <style:style style:name="T4" style:family="text">
      <style:text-properties officeooo:rsid="00116445"/>
    </style:style>
    <style:style style:name="T5" style:family="text">
      <style:text-properties officeooo:rsid="0012b7b4"/>
    </style:style>
    <style:style style:name="T6" style:family="text">
      <style:text-properties officeooo:rsid="0014b6ba"/>
    </style:style>
    <style:style style:name="T7" style:family="text">
      <style:text-properties officeooo:rsid="00160274"/>
    </style:style>
    <style:style style:name="T8" style:family="text">
      <style:text-properties officeooo:rsid="00160aac"/>
    </style:style>
    <style:style style:name="T9" style:family="text">
      <style:text-properties officeooo:rsid="0018cf9b"/>
    </style:style>
    <style:style style:name="T10" style:family="text">
      <style:text-properties officeooo:rsid="001ace4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Московский Авиационный Институт</text:p>
      <text:p text:style-name="P7">(Национальный Исследовательский Университет)</text:p>
      <text:p text:style-name="P7"/>
      <text:p text:style-name="P7">Факультет информационных технологий и прикладной математики</text:p>
      <text:p text:style-name="P7">Кафедра вычислительной математики и программирования</text:p>
      <text:p text:style-name="P7"/>
      <text:p text:style-name="P7"/>
      <text:p text:style-name="P7"/>
      <text:p text:style-name="P7"/>
      <text:p text:style-name="P11">Лабораторная работа</text:p>
      <text:p text:style-name="P11">по курсу «Объектно-ориентированное программирование»</text:p>
      <text:p text:style-name="P11">III Семестр</text:p>
      <text:p text:style-name="P11"/>
      <text:p text:style-name="P12">Задание <text:span text:style-name="T5">5</text:span></text:p>
      <text:p text:style-name="P12">Вариант <text:span text:style-name="T4">2</text:span>4</text:p>
      <text:p text:style-name="P24">Основы работы с коллекциями: итераторы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Студент:</text:p>
          </table:table-cell>
          <table:table-cell table:style-name="Table1.B1" office:value-type="string">
            <text:p text:style-name="P21">Синявский А.В</text:p>
          </table:table-cell>
        </table:table-row>
        <table:table-row>
          <table:table-cell table:style-name="Table1.A5" office:value-type="string">
            <text:p text:style-name="P20">Группа:</text:p>
          </table:table-cell>
          <table:table-cell table:style-name="Table1.B5" office:value-type="string">
            <text:p text:style-name="P21">М80-208Б-18</text:p>
          </table:table-cell>
        </table:table-row>
        <table:table-row>
          <table:table-cell table:style-name="Table1.A5" office:value-type="string">
            <text:p text:style-name="P20">Преподаватель:</text:p>
          </table:table-cell>
          <table:table-cell table:style-name="Table1.B5" office:value-type="string">
            <text:p text:style-name="P21">Журавлёв А.А</text:p>
          </table:table-cell>
        </table:table-row>
        <table:table-row>
          <table:table-cell table:style-name="Table1.A5" office:value-type="string">
            <text:p text:style-name="P22"/>
          </table:table-cell>
          <table:table-cell table:style-name="Table1.B5" office:value-type="string">
            <text:p text:style-name="P23"/>
          </table:table-cell>
        </table:table-row>
        <table:table-row>
          <table:table-cell table:style-name="Table1.A5" office:value-type="string">
            <text:p text:style-name="P20">Оценка:</text:p>
          </table:table-cell>
          <table:table-cell table:style-name="Table1.B5" office:value-type="string">
            <text:p text:style-name="P23"/>
          </table:table-cell>
        </table:table-row>
        <table:table-row>
          <table:table-cell table:style-name="Table1.A6" office:value-type="string">
            <text:p text:style-name="P20">Дата:</text:p>
          </table:table-cell>
          <table:table-cell table:style-name="Table1.B6" office:value-type="string">
            <text:p text:style-name="P23"/>
          </table:table-cell>
        </table:table-row>
      </table:table>
      <text:p text:style-name="P12"/>
      <text:p text:style-name="P12"/>
      <text:p text:style-name="P12"/>
      <text:p text:style-name="P8">Москва 2019</text:p>
      <text:p text:style-name="P8"/>
      <text:p text:style-name="P13"><text:soft-page-break/>1. Код программы на языке C++</text:p>
      <text:p text:style-name="P14">1.1 <text:span text:style-name="T9">vertex.h</text:span></text:p>
      <text:p text:style-name="P1">#ifndef OOP_LAB5_VERTEX_H</text:p>
      <text:p text:style-name="P1">#define OOP_LAB5_VERTEX_H</text:p>
      <text:p text:style-name="P1"/>
      <text:p text:style-name="P1">#include &lt;iostream&gt;</text:p>
      <text:p text:style-name="P1">#include &lt;type_traits&gt;</text:p>
      <text:p text:style-name="P1">#include &lt;cmath&gt;</text:p>
      <text:p text:style-name="P1"/>
      <text:p text:style-name="P1"/>
      <text:p text:style-name="P1">template&lt;class T&gt;</text:p>
      <text:p text:style-name="P1">struct vertex {</text:p>
      <text:p text:style-name="P1"><text:s text:c="4"/>T x;</text:p>
      <text:p text:style-name="P1"><text:s text:c="4"/>T y;</text:p>
      <text:p text:style-name="P1"><text:s text:c="4"/>vertex&lt;T&gt;&amp; operator=(vertex&lt;T&gt; A);</text:p>
      <text:p text:style-name="P1">};</text:p>
      <text:p text:style-name="P1"/>
      <text:p text:style-name="P1">template&lt;class T&gt;</text:p>
      <text:p text:style-name="P1">std::istream&amp; operator&gt;&gt;(std::istream&amp; is, vertex&lt;T&gt;&amp; p) {</text:p>
      <text:p text:style-name="P1"><text:s text:c="4"/>is &gt;&gt; p.x &gt;&gt; p.y;</text:p>
      <text:p text:style-name="P1"><text:s text:c="4"/>return is;</text:p>
      <text:p text:style-name="P1">}</text:p>
      <text:p text:style-name="P1"/>
      <text:p text:style-name="P1">template&lt;class T&gt;</text:p>
      <text:p text:style-name="P1">std::ostream&amp; operator&lt;&lt;(std::ostream&amp; os, vertex&lt;T&gt; p) {</text:p>
      <text:p text:style-name="P1"><text:s text:c="4"/>os &lt;&lt; '(' &lt;&lt; p.x &lt;&lt; ' ' &lt;&lt; p.y &lt;&lt; ')';</text:p>
      <text:p text:style-name="P1"><text:s text:c="4"/>return os;</text:p>
      <text:p text:style-name="P1">}</text:p>
      <text:p text:style-name="P1"/>
      <text:p text:style-name="P1">template&lt;class T&gt;</text:p>
      <text:p text:style-name="P1">vertex&lt;T&gt; operator+(const vertex&lt;T&gt;&amp; A, const vertex&lt;T&gt;&amp; B) {</text:p>
      <text:p text:style-name="P1"><text:s text:c="4"/>vertex&lt;T&gt; res;</text:p>
      <text:p text:style-name="P1"><text:s text:c="4"/>res.x = A.x + B.x;</text:p>
      <text:p text:style-name="P1"><text:s text:c="4"/>res.y = A.y + B.y;</text:p>
      <text:p text:style-name="P1"><text:s text:c="4"/>return res;</text:p>
      <text:p text:style-name="P1">}</text:p>
      <text:p text:style-name="P1"/>
      <text:p text:style-name="P1">template&lt;class T&gt;</text:p>
      <text:p text:style-name="P1">vertex&lt;T&gt;&amp; vertex&lt;T&gt;::operator=(const vertex&lt;T&gt; A) {</text:p>
      <text:p text:style-name="P1"><text:s text:c="4"/>this-&gt;x = A.x;</text:p>
      <text:p text:style-name="P1"><text:s text:c="4"/>this-&gt;y = A.y;</text:p>
      <text:p text:style-name="P1"><text:s text:c="4"/>return *this;</text:p>
      <text:p text:style-name="P1">}</text:p>
      <text:p text:style-name="P1"/>
      <text:p text:style-name="P1">template&lt;class T&gt;</text:p>
      <text:p text:style-name="P1">vertex&lt;T&gt; operator+=(vertex&lt;T&gt; &amp;A, const vertex&lt;T&gt; &amp;B) {</text:p>
      <text:p text:style-name="P1"><text:s text:c="4"/>A.x += B.x;</text:p>
      <text:p text:style-name="P1"><text:s text:c="4"/>A.y += B.y;</text:p>
      <text:p text:style-name="P1"><text:s text:c="4"/>return A;</text:p>
      <text:p text:style-name="P1">}</text:p>
      <text:p text:style-name="P1"/>
      <text:p text:style-name="P1"><text:soft-page-break/>template&lt;class T&gt;</text:p>
      <text:p text:style-name="P1">vertex&lt;T&gt; operator/=(vertex&lt;T&gt;&amp; A, const double B) {</text:p>
      <text:p text:style-name="P1"><text:s text:c="4"/>A.x /= B;</text:p>
      <text:p text:style-name="P1"><text:s text:c="4"/>A.y /= B;</text:p>
      <text:p text:style-name="P1">}</text:p>
      <text:p text:style-name="P1"/>
      <text:p text:style-name="P1">template&lt;class T&gt;</text:p>
      <text:p text:style-name="P1">double vert_length(vertex&lt;T&gt;&amp; A, vertex&lt;T&gt;&amp; B) {</text:p>
      <text:p text:style-name="P1"><text:s text:c="4"/>double res = sqrt( pow(B.x - A.x, 2) + pow(B.y - A.y, 2) );</text:p>
      <text:p text:style-name="P1"><text:s text:c="4"/>return res;</text:p>
      <text:p text:style-name="P1">}</text:p>
      <text:p text:style-name="P1"/>
      <text:p text:style-name="P1">template&lt;class T&gt;</text:p>
      <text:p text:style-name="P1">struct is_vertex : std::false_type {};</text:p>
      <text:p text:style-name="P1"/>
      <text:p text:style-name="P1">template&lt;class T&gt;</text:p>
      <text:p text:style-name="P1">struct is_vertex&lt;vertex&lt;T&gt;&gt; : std::true_type {};</text:p>
      <text:p text:style-name="P1"/>
      <text:p text:style-name="P1">#endif //OOP_LAB5_VERTEX_H</text:p>
      <text:p text:style-name="P1"/>
      <text:p text:style-name="P16">1.2 figure.cpp</text:p>
      <text:p text:style-name="P2">#ifndef OOP_LAB5_OCTAGON_H</text:p>
      <text:p text:style-name="P2">#define OOP_LAB5_OCTAGON_H</text:p>
      <text:p text:style-name="P2"/>
      <text:p text:style-name="P2">#include "vertex.h"</text:p>
      <text:p text:style-name="P2"/>
      <text:p text:style-name="P2">template &lt;class T&gt;</text:p>
      <text:p text:style-name="P2">class Octagon {</text:p>
      <text:p text:style-name="P2">public:</text:p>
      <text:p text:style-name="P2"><text:s text:c="4"/>vertex&lt;T&gt; dots[8];</text:p>
      <text:p text:style-name="P2"/>
      <text:p text:style-name="P2"><text:s text:c="4"/>explicit Octagon&lt;T&gt;(std::istream&amp; is) {</text:p>
      <text:p text:style-name="P2"><text:s text:c="8"/>for (auto &amp; dot : dots) {</text:p>
      <text:p text:style-name="P2"><text:s text:c="12"/>is &gt;&gt; dot;</text:p>
      <text:p text:style-name="P2"><text:s text:c="8"/>}</text:p>
      <text:p text:style-name="P2"><text:s text:c="4"/>}</text:p>
      <text:p text:style-name="P2"/>
      <text:p text:style-name="P2"><text:s text:c="4"/>Octagon&lt;T&gt;() = default;</text:p>
      <text:p text:style-name="P2"/>
      <text:p text:style-name="P2"><text:s text:c="4"/>double Area() {</text:p>
      <text:p text:style-name="P2"><text:s text:c="8"/>double res = 0;</text:p>
      <text:p text:style-name="P2"><text:s text:c="8"/>for (size_t i = 0; i &lt; 7; i++) {</text:p>
      <text:p text:style-name="P2"><text:s text:c="12"/>res += (dots[i].x * dots[i+1].y) - (dots[i+1].x * dots[i].y);</text:p>
      <text:p text:style-name="P2"><text:s text:c="8"/>}</text:p>
      <text:p text:style-name="P2"><text:s text:c="8"/>res = res + (dots[7].x * dots[0].y) - (dots[0].x * dots[7].y);</text:p>
      <text:p text:style-name="P2"><text:s text:c="8"/>return std::abs(res)/ 2;</text:p>
      <text:p text:style-name="P2"><text:s text:c="4"/>}</text:p>
      <text:p text:style-name="P2"/>
      <text:p text:style-name="P2"><text:s text:c="4"/>void Printout(std::ostream&amp; os) {</text:p>
      <text:p text:style-name="P2"><text:s text:c="8"/>for (int i = 0; i &lt; 8; ++i) {</text:p>
      <text:p text:style-name="P2"><text:s text:c="12"/>os &lt;&lt; this-&gt;dots[i];</text:p>
      <text:p text:style-name="P2"><text:s text:c="12"/>if (i != 7) {</text:p>
      <text:p text:style-name="P2"><text:soft-page-break/><text:s text:c="16"/>os &lt;&lt; ", ";</text:p>
      <text:p text:style-name="P2"><text:s text:c="12"/>}</text:p>
      <text:p text:style-name="P2"><text:s text:c="8"/>}</text:p>
      <text:p text:style-name="P2"><text:s text:c="8"/>os &lt;&lt; std::endl;</text:p>
      <text:p text:style-name="P2"><text:s text:c="4"/>}</text:p>
      <text:p text:style-name="P2"/>
      <text:p text:style-name="P2"><text:s text:c="4"/>void operator&lt;&lt; (std::ostream&amp; os) {</text:p>
      <text:p text:style-name="P2"><text:s text:c="8"/>for (int i = 0; i &lt; 8; ++i) {</text:p>
      <text:p text:style-name="P2"><text:s text:c="12"/>os &lt;&lt; this-&gt;dots[i];</text:p>
      <text:p text:style-name="P2"><text:s text:c="12"/>if (i != 7) {</text:p>
      <text:p text:style-name="P2"><text:s text:c="16"/>os &lt;&lt; ", ";</text:p>
      <text:p text:style-name="P2"><text:s text:c="12"/>}</text:p>
      <text:p text:style-name="P2"><text:s text:c="8"/>}</text:p>
      <text:p text:style-name="P2"><text:s text:c="4"/>}</text:p>
      <text:p text:style-name="P2">};</text:p>
      <text:p text:style-name="P2"/>
      <text:p text:style-name="P2">#endif //OOP_LAB5_OCTAGON_H</text:p>
      <text:p text:style-name="P2"/>
      <text:p text:style-name="P2"/>
      <text:p text:style-name="P25">1.3 queue.h</text:p>
      <text:p text:style-name="P25"/>
      <text:p text:style-name="P34">#ifndef OOP_EXERCISE_05_QUEUE_H</text:p>
      <text:p text:style-name="P34">#define OOP_EXERCISE_05_QUEUE_H</text:p>
      <text:p text:style-name="P34"/>
      <text:p text:style-name="P34">#include &lt;iterator&gt;</text:p>
      <text:p text:style-name="P34">#include &lt;memory&gt;</text:p>
      <text:p text:style-name="P34"/>
      <text:p text:style-name="P34">namespace containers {</text:p>
      <text:p text:style-name="P34"><text:s text:c="4"/>//namespace</text:p>
      <text:p text:style-name="P34"><text:s text:c="4"/>//</text:p>
      <text:p text:style-name="P34"><text:s text:c="4"/>template&lt;class T&gt;</text:p>
      <text:p text:style-name="P34"><text:s text:c="4"/>class queue {</text:p>
      <text:p text:style-name="P34"><text:s text:c="4"/>private:</text:p>
      <text:p text:style-name="P34"><text:s text:c="8"/>struct element;</text:p>
      <text:p text:style-name="P34"><text:s text:c="8"/>size_t size = 0;</text:p>
      <text:p text:style-name="P34"><text:s text:c="4"/>public:</text:p>
      <text:p text:style-name="P34"><text:s text:c="8"/>queue() = default;</text:p>
      <text:p text:style-name="P34"/>
      <text:p text:style-name="P34"><text:s text:c="8"/>class forward_iterator {</text:p>
      <text:p text:style-name="P34"><text:s text:c="8"/>public:</text:p>
      <text:p text:style-name="P34"><text:s text:c="12"/>using value_type = T;</text:p>
      <text:p text:style-name="P34"><text:s text:c="12"/>using reference = T&amp;;</text:p>
      <text:p text:style-name="P34"><text:s text:c="12"/>using pointer = T*;</text:p>
      <text:p text:style-name="P34"><text:s text:c="12"/>using difference_type = std::ptrdiff_t;</text:p>
      <text:p text:style-name="P34"><text:s text:c="12"/>using iterator_category = std::forward_iterator_tag;</text:p>
      <text:p text:style-name="P34"><text:s text:c="12"/>explicit forward_iterator(element* ptr);</text:p>
      <text:p text:style-name="P34"><text:s text:c="12"/>T&amp; operator*();</text:p>
      <text:p text:style-name="P34"><text:s text:c="12"/>forward_iterator&amp; operator++();</text:p>
      <text:p text:style-name="P34"><text:s text:c="12"/>forward_iterator operator++(int);</text:p>
      <text:p text:style-name="P34"><text:s text:c="12"/>bool operator== (const forward_iterator&amp; other) const;</text:p>
      <text:p text:style-name="P34"><text:s text:c="12"/>bool operator!= (const forward_iterator&amp; other) const;</text:p>
      <text:p text:style-name="P34"><text:soft-page-break/><text:s text:c="8"/>private:</text:p>
      <text:p text:style-name="P34"><text:s text:c="12"/>element* it_ptr;</text:p>
      <text:p text:style-name="P34"><text:s text:c="12"/>friend queue;</text:p>
      <text:p text:style-name="P34"><text:s text:c="8"/>};</text:p>
      <text:p text:style-name="P34"/>
      <text:p text:style-name="P34"><text:s text:c="8"/>forward_iterator begin();</text:p>
      <text:p text:style-name="P34"><text:s text:c="8"/>forward_iterator end();</text:p>
      <text:p text:style-name="P34"><text:s text:c="8"/>void push(const T&amp; value);</text:p>
      <text:p text:style-name="P34"><text:s text:c="8"/>T&amp; top();</text:p>
      <text:p text:style-name="P34"><text:s text:c="8"/>void pop();</text:p>
      <text:p text:style-name="P34"><text:s text:c="8"/>size_t length();</text:p>
      <text:p text:style-name="P34"><text:s text:c="8"/>void delete_by_it(forward_iterator d_it);</text:p>
      <text:p text:style-name="P34"><text:s text:c="8"/>void delete_by_number(size_t N);</text:p>
      <text:p text:style-name="P34"><text:s text:c="8"/>void insert_by_it(forward_iterator ins_it, T&amp; value);</text:p>
      <text:p text:style-name="P34"><text:s text:c="8"/>void insert_by_number(size_t N, T&amp; value);</text:p>
      <text:p text:style-name="P34"><text:s text:c="8"/>queue&amp; operator=(queue&amp; other);</text:p>
      <text:p text:style-name="P34"><text:s text:c="4"/>private:</text:p>
      <text:p text:style-name="P34"><text:s text:c="8"/>struct element {</text:p>
      <text:p text:style-name="P34"><text:s text:c="12"/>T value;</text:p>
      <text:p text:style-name="P34"><text:s text:c="12"/>std::unique_ptr&lt;element&gt; next_element = nullptr;</text:p>
      <text:p text:style-name="P34"><text:s text:c="12"/>forward_iterator next();</text:p>
      <text:p text:style-name="P34"><text:s text:c="8"/>};</text:p>
      <text:p text:style-name="P34"/>
      <text:p text:style-name="P34"><text:s text:c="8"/>static std::unique_ptr&lt;element&gt; push_impl(std::unique_ptr&lt;element&gt; cur, const T&amp; value);</text:p>
      <text:p text:style-name="P34"><text:s text:c="8"/>std::unique_ptr&lt;element&gt; first = nullptr;</text:p>
      <text:p text:style-name="P34"><text:s text:c="4"/>};//=========================end-of-class-queue========================//</text:p>
      <text:p text:style-name="P34"/>
      <text:p text:style-name="P34"><text:s text:c="4"/>template&lt;class T&gt;</text:p>
      <text:p text:style-name="P34"><text:s text:c="4"/>typename queue&lt;T&gt;::forward_iterator queue&lt;T&gt;::begin() {</text:p>
      <text:p text:style-name="P34"><text:s text:c="8"/>if (size == 0) {</text:p>
      <text:p text:style-name="P34"><text:s text:c="12"/>return forward_iterator(nullptr);</text:p>
      <text:p text:style-name="P34"><text:s text:c="8"/>}</text:p>
      <text:p text:style-name="P34"><text:s text:c="8"/>return forward_iterator(first.get());</text:p>
      <text:p text:style-name="P34"><text:s text:c="4"/>}</text:p>
      <text:p text:style-name="P34"/>
      <text:p text:style-name="P34"><text:s text:c="4"/>template&lt;class T&gt;</text:p>
      <text:p text:style-name="P34"><text:s text:c="4"/>typename queue&lt;T&gt;::forward_iterator queue&lt;T&gt;::end() {</text:p>
      <text:p text:style-name="P34"><text:s text:c="8"/>return forward_iterator(nullptr);</text:p>
      <text:p text:style-name="P34"><text:s text:c="4"/>}</text:p>
      <text:p text:style-name="P34">//================base-methods-of-queue==================================//</text:p>
      <text:p text:style-name="P34"><text:s text:c="4"/>template&lt;class T&gt;</text:p>
      <text:p text:style-name="P34"><text:s text:c="4"/>size_t queue&lt;T&gt;::length() {</text:p>
      <text:p text:style-name="P34"><text:s text:c="7"/>return size;</text:p>
      <text:p text:style-name="P34"><text:s text:c="4"/>}</text:p>
      <text:p text:style-name="P34"/>
      <text:p text:style-name="P34"><text:s text:c="4"/>template&lt;class T&gt;</text:p>
      <text:p text:style-name="P34"><text:s text:c="4"/>void queue&lt;T&gt;::push(const T&amp; value) {</text:p>
      <text:p text:style-name="P34"><text:s text:c="7"/>first = push_impl(std::move(first), value);</text:p>
      <text:p text:style-name="P34"><text:s text:c="7"/>size++;</text:p>
      <text:p text:style-name="P34"><text:s text:c="4"/>}</text:p>
      <text:p text:style-name="P34"/>
      <text:p text:style-name="P34"><text:s text:c="4"/>template&lt;class T&gt;</text:p>
      <text:p text:style-name="P34"><text:soft-page-break/><text:s text:c="4"/>std::unique_ptr&lt;typename queue&lt;T&gt;::element&gt; queue&lt;T&gt;::push_impl(std::unique_ptr&lt;element&gt; cur, const T&amp; value) {</text:p>
      <text:p text:style-name="P34"><text:s text:c="8"/>if (cur != nullptr) {</text:p>
      <text:p text:style-name="P34"><text:s text:c="12"/>cur-&gt;next_element = push_impl(std::move(cur-&gt;next_element), value);</text:p>
      <text:p text:style-name="P34"><text:s text:c="12"/>return cur;</text:p>
      <text:p text:style-name="P34"><text:s text:c="8"/>}</text:p>
      <text:p text:style-name="P34"><text:s text:c="8"/>return std::unique_ptr&lt;element&gt;(new element{value});</text:p>
      <text:p text:style-name="P34"><text:s text:c="4"/>}</text:p>
      <text:p text:style-name="P34"/>
      <text:p text:style-name="P34"><text:s text:c="4"/>template&lt;class T&gt;</text:p>
      <text:p text:style-name="P34"><text:s text:c="4"/>void queue&lt;T&gt;::pop() {</text:p>
      <text:p text:style-name="P34"><text:s text:c="8"/>if (size == 0) {</text:p>
      <text:p text:style-name="P34"><text:s text:c="12"/>throw std::logic_error ("can`t pop from empty queue");</text:p>
      <text:p text:style-name="P34"><text:s text:c="8"/>}</text:p>
      <text:p text:style-name="P34"><text:s text:c="8"/>first = std::move(first-&gt;next_element);</text:p>
      <text:p text:style-name="P34"><text:s text:c="8"/>size--;</text:p>
      <text:p text:style-name="P34"><text:s text:c="4"/>}</text:p>
      <text:p text:style-name="P34"/>
      <text:p text:style-name="P34"><text:s text:c="4"/>template&lt;class T&gt;</text:p>
      <text:p text:style-name="P34"><text:s text:c="4"/>T&amp; queue&lt;T&gt;::top() {</text:p>
      <text:p text:style-name="P34"><text:s text:c="8"/>if (size == 0) {</text:p>
      <text:p text:style-name="P34"><text:s text:c="12"/>throw std::logic_error ("queue is empty, lol, it has no top");</text:p>
      <text:p text:style-name="P34"><text:s text:c="8"/>}</text:p>
      <text:p text:style-name="P34"><text:s text:c="8"/>return first-&gt;value;</text:p>
      <text:p text:style-name="P34"><text:s text:c="4"/>}</text:p>
      <text:p text:style-name="P34">//================advanced-methods================================//</text:p>
      <text:p text:style-name="P34"><text:s text:c="4"/>template&lt;class T&gt;</text:p>
      <text:p text:style-name="P34"><text:s text:c="4"/>queue&lt;T&gt;&amp; queue&lt;T&gt;::operator=(queue&lt;T&gt;&amp; other){</text:p>
      <text:p text:style-name="P34"><text:s text:c="8"/>size = other.size;</text:p>
      <text:p text:style-name="P34"><text:s text:c="8"/>first = std::move(other.first);</text:p>
      <text:p text:style-name="P34"><text:s text:c="4"/>}</text:p>
      <text:p text:style-name="P34"/>
      <text:p text:style-name="P34"><text:s text:c="4"/>template&lt;class T&gt;</text:p>
      <text:p text:style-name="P34"><text:s text:c="4"/>void queue&lt;T&gt;::delete_by_it(containers::queue&lt;T&gt;::forward_iterator d_it) {</text:p>
      <text:p text:style-name="P34"><text:s text:c="8"/>queue&lt;T&gt; res;</text:p>
      <text:p text:style-name="P34"><text:s text:c="8"/>int flag = 0;</text:p>
      <text:p text:style-name="P34"><text:s text:c="8"/>T tmp;</text:p>
      <text:p text:style-name="P34"><text:s text:c="8"/>forward_iterator i = this-&gt;begin(), end = this-&gt;end();</text:p>
      <text:p text:style-name="P34"><text:s text:c="8"/>while(i != end) {</text:p>
      <text:p text:style-name="P34"><text:s text:c="12"/>if (i == d_it) {</text:p>
      <text:p text:style-name="P34"><text:s text:c="16"/>++i;</text:p>
      <text:p text:style-name="P34"><text:s text:c="16"/>flag = 1;</text:p>
      <text:p text:style-name="P34"><text:s text:c="16"/>this-&gt;pop();</text:p>
      <text:p text:style-name="P34"><text:s text:c="12"/>} else {</text:p>
      <text:p text:style-name="P34"><text:s text:c="16"/>++i;</text:p>
      <text:p text:style-name="P34"><text:s text:c="16"/>tmp = this-&gt;top();</text:p>
      <text:p text:style-name="P34"><text:s text:c="16"/>res.push(tmp);</text:p>
      <text:p text:style-name="P34"><text:s text:c="16"/>this-&gt;pop();</text:p>
      <text:p text:style-name="P34"><text:s text:c="12"/>}</text:p>
      <text:p text:style-name="P34"><text:s text:c="8"/>}</text:p>
      <text:p text:style-name="P34"><text:s text:c="8"/>if (!flag) throw std::logic_error ("no such element in queue");</text:p>
      <text:p text:style-name="P34"><text:s text:c="8"/>*this = res;</text:p>
      <text:p text:style-name="P34"><text:soft-page-break/><text:s text:c="4"/>}</text:p>
      <text:p text:style-name="P34"/>
      <text:p text:style-name="P34"><text:s text:c="4"/>template&lt;class T&gt;</text:p>
      <text:p text:style-name="P34"><text:s text:c="4"/>void queue&lt;T&gt;::delete_by_number(size_t N) {</text:p>
      <text:p text:style-name="P34"><text:s text:c="8"/>forward_iterator it = this-&gt;begin();</text:p>
      <text:p text:style-name="P34"><text:s text:c="8"/>for (size_t i = 1; i &lt;= N; ++i) {</text:p>
      <text:p text:style-name="P34"><text:s text:c="12"/>if (i == N) break;</text:p>
      <text:p text:style-name="P34"><text:s text:c="12"/>++it;</text:p>
      <text:p text:style-name="P34"><text:s text:c="8"/>}</text:p>
      <text:p text:style-name="P34"><text:s text:c="8"/>this-&gt;delete_by_it(it);</text:p>
      <text:p text:style-name="P34"><text:s text:c="4"/>}</text:p>
      <text:p text:style-name="P34"/>
      <text:p text:style-name="P34"><text:s text:c="4"/>template&lt;class T&gt;</text:p>
      <text:p text:style-name="P34"><text:s text:c="4"/>void queue&lt;T&gt;::insert_by_it(containers::queue&lt;T&gt;::forward_iterator ins_it, T&amp; value) {</text:p>
      <text:p text:style-name="P34"><text:s text:c="8"/>queue&lt;T&gt; res;</text:p>
      <text:p text:style-name="P34"><text:s text:c="8"/>int flag = 0;</text:p>
      <text:p text:style-name="P34"><text:s text:c="8"/>T tmp;</text:p>
      <text:p text:style-name="P34"><text:s text:c="8"/>forward_iterator i = this-&gt;begin(), end = this-&gt;end();</text:p>
      <text:p text:style-name="P34"><text:s text:c="8"/>do {</text:p>
      <text:p text:style-name="P34"><text:s text:c="12"/>if ((i == end) &amp;&amp; (i == ins_it)) {</text:p>
      <text:p text:style-name="P34"><text:s text:c="16"/>res.push(value);</text:p>
      <text:p text:style-name="P34"><text:s text:c="16"/>flag = 1;</text:p>
      <text:p text:style-name="P34"><text:s text:c="12"/>} else if (i == ins_it) {</text:p>
      <text:p text:style-name="P34"><text:s text:c="16"/>++i;</text:p>
      <text:p text:style-name="P34"><text:s text:c="16"/>flag = 1;</text:p>
      <text:p text:style-name="P34"><text:s text:c="16"/>res.push(value);</text:p>
      <text:p text:style-name="P34"><text:s text:c="16"/>tmp = this-&gt;top();</text:p>
      <text:p text:style-name="P34"><text:s text:c="16"/>res.push(tmp);</text:p>
      <text:p text:style-name="P34"><text:s text:c="16"/>this-&gt;pop();</text:p>
      <text:p text:style-name="P34"><text:s text:c="12"/>} else {</text:p>
      <text:p text:style-name="P34"><text:s text:c="16"/>++i;</text:p>
      <text:p text:style-name="P34"><text:s text:c="16"/>tmp = this-&gt;top();</text:p>
      <text:p text:style-name="P34"><text:s text:c="16"/>res.push(tmp);</text:p>
      <text:p text:style-name="P34"><text:s text:c="16"/>this-&gt;pop();</text:p>
      <text:p text:style-name="P34"><text:s text:c="12"/>}</text:p>
      <text:p text:style-name="P34"><text:s text:c="8"/>} <text:s/>while(i != end);</text:p>
      <text:p text:style-name="P34"><text:s text:c="8"/>if (!flag) throw std::logic_error ("out of queue borders");</text:p>
      <text:p text:style-name="P34"><text:s text:c="8"/>*this = res;</text:p>
      <text:p text:style-name="P34"><text:s text:c="4"/>}</text:p>
      <text:p text:style-name="P34"/>
      <text:p text:style-name="P34"><text:s text:c="4"/>template&lt;class T&gt;</text:p>
      <text:p text:style-name="P34"><text:s text:c="4"/>void queue&lt;T&gt;::insert_by_number(size_t N, T&amp; value) {</text:p>
      <text:p text:style-name="P34"><text:s text:c="8"/>forward_iterator it = this-&gt;begin();</text:p>
      <text:p text:style-name="P34"><text:s text:c="8"/>for (size_t i = 1; i &lt;= N; ++i) {</text:p>
      <text:p text:style-name="P34"><text:s text:c="12"/>if (i == N) break;</text:p>
      <text:p text:style-name="P34"><text:s text:c="12"/>++it;</text:p>
      <text:p text:style-name="P34"><text:s text:c="8"/>}</text:p>
      <text:p text:style-name="P34"><text:s text:c="8"/>this-&gt;insert_by_it(it, value);</text:p>
      <text:p text:style-name="P34"><text:s text:c="4"/>}</text:p>
      <text:p text:style-name="P34">//=======================iterator`s-stuff================================//</text:p>
      <text:p text:style-name="P34"><text:s text:c="4"/>template&lt;class T&gt;</text:p>
      <text:p text:style-name="P34"><text:s text:c="4"/>typename queue&lt;T&gt;::forward_iterator queue&lt;T&gt;::element::next() {</text:p>
      <text:p text:style-name="P34"><text:soft-page-break/><text:s text:c="8"/>return forward_iterator(this-&gt;next_element.get());</text:p>
      <text:p text:style-name="P34"><text:s text:c="4"/>}</text:p>
      <text:p text:style-name="P34"/>
      <text:p text:style-name="P34"><text:s text:c="4"/>template&lt;class T&gt;</text:p>
      <text:p text:style-name="P34"><text:s text:c="4"/>queue&lt;T&gt;::forward_iterator::forward_iterator(containers::queue&lt;T&gt;::element *ptr) {</text:p>
      <text:p text:style-name="P34"><text:s text:c="8"/>it_ptr = ptr;</text:p>
      <text:p text:style-name="P34"><text:s text:c="4"/>}</text:p>
      <text:p text:style-name="P34"/>
      <text:p text:style-name="P34"><text:s text:c="4"/>template&lt;class T&gt;</text:p>
      <text:p text:style-name="P34"><text:s text:c="4"/>T&amp; queue&lt;T&gt;::forward_iterator::operator*() {</text:p>
      <text:p text:style-name="P34"><text:s text:c="8"/>return this-&gt;it_ptr-&gt;value;</text:p>
      <text:p text:style-name="P34"><text:s text:c="4"/>}</text:p>
      <text:p text:style-name="P34"/>
      <text:p text:style-name="P34"><text:s text:c="4"/>template&lt;class T&gt;</text:p>
      <text:p text:style-name="P34"><text:s text:c="4"/>typename queue&lt;T&gt;::forward_iterator&amp; queue&lt;T&gt;::forward_iterator::operator++() {</text:p>
      <text:p text:style-name="P34"><text:s text:c="8"/>*this = it_ptr-&gt;next();</text:p>
      <text:p text:style-name="P34"><text:s text:c="8"/>return *this;</text:p>
      <text:p text:style-name="P34"><text:s text:c="4"/>}</text:p>
      <text:p text:style-name="P34"/>
      <text:p text:style-name="P34"><text:s text:c="4"/>template&lt;class T&gt;</text:p>
      <text:p text:style-name="P34"><text:s text:c="4"/>typename queue&lt;T&gt;::forward_iterator queue&lt;T&gt;::forward_iterator::operator++(int) {</text:p>
      <text:p text:style-name="P34"><text:s text:c="8"/>forward_iterator old = *this;</text:p>
      <text:p text:style-name="P34"><text:s text:c="8"/>++*this;</text:p>
      <text:p text:style-name="P34"><text:s text:c="8"/>return old;</text:p>
      <text:p text:style-name="P34"><text:s text:c="4"/>}</text:p>
      <text:p text:style-name="P34"/>
      <text:p text:style-name="P34"><text:s text:c="4"/>template&lt;class T&gt;</text:p>
      <text:p text:style-name="P34"><text:s text:c="4"/>bool queue&lt;T&gt;::forward_iterator::operator==(const forward_iterator&amp; other) const {</text:p>
      <text:p text:style-name="P34"><text:s text:c="8"/>return it_ptr == other.it_ptr;</text:p>
      <text:p text:style-name="P34"><text:s text:c="4"/>}</text:p>
      <text:p text:style-name="P34"/>
      <text:p text:style-name="P34"><text:s text:c="4"/>template&lt;class T&gt;</text:p>
      <text:p text:style-name="P34"><text:s text:c="4"/>bool queue&lt;T&gt;::forward_iterator::operator!=(const forward_iterator&amp; other) const {</text:p>
      <text:p text:style-name="P34"><text:s text:c="8"/>return it_ptr != other.it_ptr;</text:p>
      <text:p text:style-name="P34"><text:s text:c="4"/>}</text:p>
      <text:p text:style-name="P34"/>
      <text:p text:style-name="P34"><text:s text:c="4"/>//</text:p>
      <text:p text:style-name="P34"><text:s text:c="4"/>//namespace</text:p>
      <text:p text:style-name="P34">}</text:p>
      <text:p text:style-name="P34"/>
      <text:p text:style-name="P34"/>
      <text:p text:style-name="P34"/>
      <text:p text:style-name="P34">#endif //OOP_EXERCISE_05_QUEUE_H</text:p>
      <text:p text:style-name="P2"/>
      <text:p text:style-name="P2"/>
      <text:p text:style-name="P16">1.<text:span text:style-name="T10">4</text:span> main.cpp</text:p>
      <text:p text:style-name="P2">#include &lt;iostream&gt;</text:p>
      <text:p text:style-name="P2">#include &lt;algorithm&gt;</text:p>
      <text:p text:style-name="P2">#include "octagon.h"</text:p>
      <text:p text:style-name="P2">#include "containers/queue.h"</text:p>
      <text:p text:style-name="P2"/>
      <text:p text:style-name="P2">int main() {</text:p>
      <text:p text:style-name="P2"><text:soft-page-break/><text:s text:c="4"/>size_t N;</text:p>
      <text:p text:style-name="P2"><text:s text:c="4"/>float S;</text:p>
      <text:p text:style-name="P2"><text:s text:c="4"/>char option = '0';</text:p>
      <text:p text:style-name="P2"><text:s text:c="4"/>containers::queue&lt;Octagon&lt;int&gt;&gt; q;</text:p>
      <text:p text:style-name="P2"><text:s text:c="4"/>Octagon&lt;int&gt; oct{};</text:p>
      <text:p text:style-name="P2"><text:s text:c="4"/>while (option != 'q') {</text:p>
      <text:p text:style-name="P2"><text:s text:c="8"/>std::cout &lt;&lt; "choose option (m for man, q to quit)" &lt;&lt; std::endl;</text:p>
      <text:p text:style-name="P2"><text:s text:c="8"/>std:: cin &gt;&gt; option;</text:p>
      <text:p text:style-name="P2"><text:s text:c="8"/>switch (option) {</text:p>
      <text:p text:style-name="P2"><text:s text:c="12"/>case 'q':</text:p>
      <text:p text:style-name="P2"><text:s text:c="16"/>break;</text:p>
      <text:p text:style-name="P2"><text:s text:c="12"/>case 'm':</text:p>
      <text:p text:style-name="P2"><text:s text:c="16"/>std::cout &lt;&lt; "1) push new element into queue\n"</text:p>
      <text:p text:style-name="P2"><text:s text:c="16"/>&lt;&lt; "2) insert element into chosen position\n"</text:p>
      <text:p text:style-name="P2"><text:s text:c="16"/>&lt;&lt; "3) pop element from the queue\n"</text:p>
      <text:p text:style-name="P2"><text:s text:c="16"/>&lt;&lt; "4) delete element from the chosen position\n"</text:p>
      <text:p text:style-name="P2"><text:s text:c="16"/>&lt;&lt; "5) print queue\n"</text:p>
      <text:p text:style-name="P2"><text:s text:c="16"/>&lt;&lt; "6) count elements with area less then chosen value\n" &lt;&lt; std::endl;</text:p>
      <text:p text:style-name="P2"><text:s text:c="16"/>break;</text:p>
      <text:p text:style-name="P2"><text:s text:c="12"/>case '1': {</text:p>
      <text:p text:style-name="P2"><text:s text:c="16"/>std::cout &lt;&lt; "enter octagon (have to enter dots consequently): " &lt;&lt; std::endl;</text:p>
      <text:p text:style-name="P2"><text:s text:c="16"/>oct = Octagon&lt;int&gt;(std::cin);</text:p>
      <text:p text:style-name="P2"><text:s text:c="16"/>q.push(oct);</text:p>
      <text:p text:style-name="P2"><text:s text:c="16"/>break;</text:p>
      <text:p text:style-name="P2"><text:s text:c="12"/>}</text:p>
      <text:p text:style-name="P2"><text:s text:c="12"/>case '2': {</text:p>
      <text:p text:style-name="P2"><text:s text:c="16"/>std::cout &lt;&lt; "enter position to insert to: ";</text:p>
      <text:p text:style-name="P2"><text:s text:c="16"/>std::cin &gt;&gt; N;</text:p>
      <text:p text:style-name="P2"><text:s text:c="16"/>std::cout &lt;&lt; "enter octagon: ";</text:p>
      <text:p text:style-name="P2"><text:s text:c="16"/>oct = Octagon&lt;int&gt;(std::cin);</text:p>
      <text:p text:style-name="P2"><text:s text:c="16"/>q.insert_by_number(N, oct);</text:p>
      <text:p text:style-name="P2"><text:s text:c="16"/>break;</text:p>
      <text:p text:style-name="P2"><text:s text:c="12"/>}</text:p>
      <text:p text:style-name="P2"><text:s text:c="12"/>case '3': {</text:p>
      <text:p text:style-name="P2"><text:s text:c="16"/>q.pop();</text:p>
      <text:p text:style-name="P2"><text:s text:c="16"/>break;</text:p>
      <text:p text:style-name="P2"><text:s text:c="12"/>}</text:p>
      <text:p text:style-name="P2"><text:s text:c="12"/>case '4': {</text:p>
      <text:p text:style-name="P2"><text:s text:c="16"/>std::cout &lt;&lt; "enter position to delete: ";</text:p>
      <text:p text:style-name="P2"><text:s text:c="16"/>std::cin &gt;&gt; N;</text:p>
      <text:p text:style-name="P2"><text:s text:c="16"/>q.delete_by_number(N);</text:p>
      <text:p text:style-name="P2"><text:s text:c="16"/>break;</text:p>
      <text:p text:style-name="P2"><text:s text:c="12"/>}</text:p>
      <text:p text:style-name="P2"><text:s text:c="12"/>case '5': {</text:p>
      <text:p text:style-name="P2"><text:s text:c="16"/>std::for_each(q.begin(), q.end(), [](Octagon&lt;int&gt; &amp;X) { X.Printout(std::cout); });</text:p>
      <text:p text:style-name="P2"><text:s text:c="16"/>break;</text:p>
      <text:p text:style-name="P2"><text:s text:c="12"/>}</text:p>
      <text:p text:style-name="P2"><text:s text:c="12"/>case '6': {</text:p>
      <text:p text:style-name="P2"><text:s text:c="16"/>std::cout &lt;&lt; "enter max area to search to: ";</text:p>
      <text:p text:style-name="P2"><text:s text:c="16"/>std::cin &gt;&gt; S;</text:p>
      <text:p text:style-name="P2"><text:s text:c="16"/>std::cout &lt;&lt;"number of elements with value less than " &lt;&lt; S &lt;&lt; " is " &lt;&lt; std::count_if(q.begin(), q.end(), [=](Octagon&lt;int&gt;&amp; X){return X.Area() &lt; S;}) &lt;&lt; std::endl;</text:p>
      <text:p text:style-name="P2"><text:soft-page-break/><text:s text:c="16"/>break;</text:p>
      <text:p text:style-name="P2"><text:s text:c="12"/>}</text:p>
      <text:p text:style-name="P2"><text:s text:c="12"/>default:</text:p>
      <text:p text:style-name="P2"><text:s text:c="16"/>std::cout &lt;&lt; "no such option. Try m for man" &lt;&lt; std::endl;</text:p>
      <text:p text:style-name="P2"><text:s text:c="16"/>break;</text:p>
      <text:p text:style-name="P2"><text:s text:c="8"/>}</text:p>
      <text:p text:style-name="P2"><text:s text:c="4"/>}</text:p>
      <text:p text:style-name="P2">}</text:p>
      <text:p text:style-name="P2"/>
      <text:p text:style-name="P2"/>
      <text:p text:style-name="P15">2. Ссылка на репозиторий на GitHub</text:p>
      <text:p text:style-name="P15"/>
      <text:p text:style-name="P9"><text:a xlink:type="simple" xlink:href="https://github.com/Siegmeyer1/oop_exercise_03" text:style-name="Internet_20_link" text:visited-style-name="Visited_20_Internet_20_Link">https://github.com/Siegmeyer1/oop_exercise_0</text:a><text:span text:style-name="T10">5</text:span></text:p>
      <text:p text:style-name="P9"/>
      <text:p text:style-name="P9"/>
      <text:p text:style-name="P17">3. Набор тестов</text:p>
      <text:p text:style-name="P17"/>
      <text:p text:style-name="P27">1)</text:p>
      <text:p text:style-name="P4">1</text:p>
      <text:p text:style-name="P4">2 0 <text:s text:c="4"/>4 0 <text:s text:c="4"/>6 1 <text:s text:c="4"/>6 3 <text:s text:c="4"/>4 4 <text:s text:c="4"/>2 4 <text:s text:c="4"/>0 3 <text:s text:c="4"/>0 1</text:p>
      <text:p text:style-name="P4">1</text:p>
      <text:p text:style-name="P4">0 0 <text:s text:c="4"/>2 0 <text:s text:c="4"/>4 0 <text:s text:c="4"/>4 2 <text:s text:c="4"/>4 4 <text:s text:c="4"/>2 4 <text:s text:c="4"/>0 4 <text:s text:c="4"/>0 2</text:p>
      <text:p text:style-name="P4">5</text:p>
      <text:p text:style-name="P4">1</text:p>
      <text:p text:style-name="P4">0 0 <text:s text:c="4"/>1 0 <text:s text:c="4"/>2 0 <text:s text:c="4"/>2 1 <text:s text:c="4"/>2 2 <text:s text:c="4"/>1 2 <text:s text:c="4"/>0 2 <text:s text:c="4"/>0 1</text:p>
      <text:p text:style-name="P4">5</text:p>
      <text:p text:style-name="P4">2</text:p>
      <text:p text:style-name="P4">2</text:p>
      <text:p text:style-name="P4">0 0 <text:s text:c="4"/>1 0 <text:s text:c="4"/>2 0 <text:s text:c="4"/>2 1 <text:s text:c="4"/>2 2 <text:s text:c="4"/>1 2 <text:s text:c="4"/>0 2 <text:s text:c="4"/>0 1</text:p>
      <text:p text:style-name="P4">5</text:p>
      <text:p text:style-name="P4">4</text:p>
      <text:p text:style-name="P4">2</text:p>
      <text:p text:style-name="P4">5</text:p>
      <text:p text:style-name="P4">q</text:p>
      <text:p text:style-name="P4"/>
      <text:p text:style-name="P4"/>
      <text:p text:style-name="P6">2)</text:p>
      <text:p text:style-name="P6">2</text:p>
      <text:p text:style-name="P6">1</text:p>
      <text:p text:style-name="P6">2 0 <text:s text:c="4"/>4 0 <text:s text:c="4"/>6 1 <text:s text:c="4"/>6 3 <text:s text:c="4"/>4 4 <text:s text:c="4"/>2 4 <text:s text:c="4"/>0 3 <text:s text:c="4"/>0 1</text:p>
      <text:p text:style-name="P6">2</text:p>
      <text:p text:style-name="P6">1</text:p>
      <text:p text:style-name="P6">0 0 <text:s text:c="4"/>2 0 <text:s text:c="4"/>4 0 <text:s text:c="4"/>4 2 <text:s text:c="4"/>4 4 <text:s text:c="4"/>2 4 <text:s text:c="4"/>0 4 <text:s text:c="4"/>0 2</text:p>
      <text:p text:style-name="P6">2</text:p>
      <text:p text:style-name="P6">2</text:p>
      <text:p text:style-name="P6">0 0 <text:s text:c="4"/>1 0 <text:s text:c="4"/>2 0 <text:s text:c="4"/>2 1 <text:s text:c="4"/>2 2 <text:s text:c="4"/>1 2 <text:s text:c="4"/>0 2 <text:s text:c="4"/>0 1</text:p>
      <text:p text:style-name="P6">5</text:p>
      <text:p text:style-name="P6">m</text:p>
      <text:p text:style-name="P6">6</text:p>
      <text:p text:style-name="P6">17</text:p>
      <text:p text:style-name="P6"><text:soft-page-break/>6</text:p>
      <text:p text:style-name="P6">15</text:p>
      <text:p text:style-name="P6">6</text:p>
      <text:p text:style-name="P6">100</text:p>
      <text:p text:style-name="P6">q</text:p>
      <text:p text:style-name="P4"/>
      <text:p text:style-name="P4"/>
      <text:p text:style-name="P4"/>
      <text:p text:style-name="P4"/>
      <text:p text:style-name="P17"><text:span text:style-name="T2">4</text:span>. <text:span text:style-name="T2">Результаты</text:span> тестов</text:p>
      <text:p text:style-name="P17"/>
      <text:p text:style-name="P5">1)</text:p>
      <text:p text:style-name="P5">choose option (m for man, q to quit)</text:p>
      <text:p text:style-name="P5">1</text:p>
      <text:p text:style-name="P5">enter octagon (have to enter dots consequently): </text:p>
      <text:p text:style-name="P5">2 0 <text:s text:c="4"/>4 0 <text:s text:c="4"/>6 1 <text:s text:c="4"/>6 3 <text:s text:c="4"/>4 4 <text:s text:c="4"/>2 4 <text:s text:c="4"/>0 3 <text:s text:c="4"/>0 1</text:p>
      <text:p text:style-name="P5">choose option (m for man, q to quit)</text:p>
      <text:p text:style-name="P5">1</text:p>
      <text:p text:style-name="P5">enter octagon (have to enter dots consequently): </text:p>
      <text:p text:style-name="P5">0 0 <text:s text:c="4"/>2 0 <text:s text:c="4"/>4 0 <text:s text:c="4"/>4 2 <text:s text:c="4"/>4 4 <text:s text:c="4"/>2 4 <text:s text:c="4"/>0 4 <text:s text:c="4"/>0 2</text:p>
      <text:p text:style-name="P5">choose option (m for man, q to quit)</text:p>
      <text:p text:style-name="P5">5</text:p>
      <text:p text:style-name="P5">(2 0), (4 0), (6 1), (6 3), (4 4), (2 4), (0 3), (0 1)</text:p>
      <text:p text:style-name="P5">(0 0), (2 0), (4 0), (4 2), (4 4), (2 4), (0 4), (0 2)</text:p>
      <text:p text:style-name="P5">choose option (m for man, q to quit)</text:p>
      <text:p text:style-name="P5">1</text:p>
      <text:p text:style-name="P5">enter octagon (have to enter dots consequently): </text:p>
      <text:p text:style-name="P5">0 0 <text:s text:c="4"/>1 0 <text:s text:c="4"/>2 0 <text:s text:c="4"/>2 1 <text:s text:c="4"/>2 2 <text:s text:c="4"/>1 2 <text:s text:c="4"/>0 2 <text:s text:c="4"/>0 1</text:p>
      <text:p text:style-name="P5">choose option (m for man, q to quit)</text:p>
      <text:p text:style-name="P5">5</text:p>
      <text:p text:style-name="P5">(2 0), (4 0), (6 1), (6 3), (4 4), (2 4), (0 3), (0 1)</text:p>
      <text:p text:style-name="P5">(0 0), (2 0), (4 0), (4 2), (4 4), (2 4), (0 4), (0 2)</text:p>
      <text:p text:style-name="P5">(0 0), (1 0), (2 0), (2 1), (2 2), (1 2), (0 2), (0 1)</text:p>
      <text:p text:style-name="P5">choose option (m for man, q to quit)</text:p>
      <text:p text:style-name="P5">2</text:p>
      <text:p text:style-name="P5">enter position to insert to: 2</text:p>
      <text:p text:style-name="P30">enter octagon: 0 0 <text:s text:c="4"/>1 0 <text:s text:c="4"/>2 0 <text:s text:c="4"/>2 1 <text:s text:c="4"/>2 2 <text:s text:c="4"/>1 2 <text:s text:c="4"/>0 2 <text:s text:c="4"/>0 1</text:p>
      <text:p text:style-name="P5">choose option (m for man, q to quit)</text:p>
      <text:p text:style-name="P5">5</text:p>
      <text:p text:style-name="P5">(2 0), (4 0), (6 1), (6 3), (4 4), (2 4), (0 3), (0 1)</text:p>
      <text:p text:style-name="P5">(0 0), (1 0), (2 0), (2 1), (2 2), (1 2), (0 2), (0 1)</text:p>
      <text:p text:style-name="P5">(0 0), (2 0), (4 0), (4 2), (4 4), (2 4), (0 4), (0 2)</text:p>
      <text:p text:style-name="P5">(0 0), (1 0), (2 0), (2 1), (2 2), (1 2), (0 2), (0 1)</text:p>
      <text:p text:style-name="P5">choose option (m for man, q to quit)</text:p>
      <text:p text:style-name="P5">4</text:p>
      <text:p text:style-name="P5">enter position to delete: 2</text:p>
      <text:p text:style-name="P5">choose option (m for man, q to quit)</text:p>
      <text:p text:style-name="P5">5</text:p>
      <text:p text:style-name="P5">(2 0), (4 0), (6 1), (6 3), (4 4), (2 4), (0 3), (0 1)</text:p>
      <text:p text:style-name="P5">(0 0), (2 0), (4 0), (4 2), (4 4), (2 4), (0 4), (0 2)</text:p>
      <text:p text:style-name="P5">(0 0), (1 0), (2 0), (2 1), (2 2), (1 2), (0 2), (0 1)</text:p>
      <text:p text:style-name="P5"><text:soft-page-break/>choose option (m for man, q to quit)</text:p>
      <text:p text:style-name="P31">q</text:p>
      <text:p text:style-name="P31">anri@andrew-HP-250-G6:~/Documents/Github_repositories/OOP_lab5/build$</text:p>
      <text:p text:style-name="P5"/>
      <text:p text:style-name="P5"/>
      <text:p text:style-name="P6">2)</text:p>
      <text:p text:style-name="P6">anri@andrew-HP-250-G6:~/Documents/Github_repositories/OOP_lab5/build$ ./oop_exercise_05</text:p>
      <text:p text:style-name="P6">choose option (m for man, q to quit)</text:p>
      <text:p text:style-name="P6">2</text:p>
      <text:p text:style-name="P6">enter position to insert to: 1</text:p>
      <text:p text:style-name="P6">enter octagon: 2 0 <text:s text:c="4"/>4 0 <text:s text:c="4"/>6 1 <text:s text:c="4"/>6 3 <text:s text:c="4"/>4 4 <text:s text:c="4"/>2 4 <text:s text:c="4"/>0 3 <text:s text:c="4"/>0 1</text:p>
      <text:p text:style-name="P6">choose option (m for man, q to quit)</text:p>
      <text:p text:style-name="P6">2</text:p>
      <text:p text:style-name="P6">enter position to insert to: 1</text:p>
      <text:p text:style-name="P6">enter octagon: 0 0 <text:s text:c="4"/>2 0 <text:s text:c="4"/>4 0 <text:s text:c="4"/>4 2 <text:s text:c="4"/>4 4 <text:s text:c="4"/>2 4 <text:s text:c="4"/>0 4 <text:s text:c="4"/>0 2</text:p>
      <text:p text:style-name="P6">choose option (m for man, q to quit)</text:p>
      <text:p text:style-name="P6">2</text:p>
      <text:p text:style-name="P6">enter position to insert to: 2</text:p>
      <text:p text:style-name="P6">enter octagon: 0 0 <text:s text:c="4"/>1 0 <text:s text:c="4"/>2 0 <text:s text:c="4"/>2 1 <text:s text:c="4"/>2 2 <text:s text:c="4"/>1 2 <text:s text:c="4"/>0 2 <text:s text:c="4"/>0 1</text:p>
      <text:p text:style-name="P6">choose option (m for man, q to quit)</text:p>
      <text:p text:style-name="P6">5</text:p>
      <text:p text:style-name="P6">(0 0), (2 0), (4 0), (4 2), (4 4), (2 4), (0 4), (0 2)</text:p>
      <text:p text:style-name="P6">(0 0), (1 0), (2 0), (2 1), (2 2), (1 2), (0 2), (0 1)</text:p>
      <text:p text:style-name="P6">(2 0), (4 0), (6 1), (6 3), (4 4), (2 4), (0 3), (0 1)</text:p>
      <text:p text:style-name="P6">choose option (m for man, q to quit)</text:p>
      <text:p text:style-name="P6">m</text:p>
      <text:p text:style-name="P6">1) push new element into queue</text:p>
      <text:p text:style-name="P6">2) insert element into chosen position</text:p>
      <text:p text:style-name="P6">3) pop element from the queue</text:p>
      <text:p text:style-name="P6">4) delete element from the chosen position</text:p>
      <text:p text:style-name="P6">5) print queue</text:p>
      <text:p text:style-name="P6">6) count elements with area less then chosen value</text:p>
      <text:p text:style-name="P6"/>
      <text:p text:style-name="P6">choose option (m for man, q to quit)</text:p>
      <text:p text:style-name="P6">6</text:p>
      <text:p text:style-name="P6">enter max area to search to: 17</text:p>
      <text:p text:style-name="P6">number of elements with value less than 17is 2</text:p>
      <text:p text:style-name="P6">choose option (m for man, q to quit)</text:p>
      <text:p text:style-name="P6">6</text:p>
      <text:p text:style-name="P6">enter max area to search to: 15</text:p>
      <text:p text:style-name="P6">number of elements with value less than 15is 1</text:p>
      <text:p text:style-name="P6">choose option (m for man, q to quit)</text:p>
      <text:p text:style-name="P6">6</text:p>
      <text:p text:style-name="P6">enter max area to search to: 100</text:p>
      <text:p text:style-name="P6">number of elements with value less than 100is 3</text:p>
      <text:p text:style-name="P6">choose option (m for man, q to quit)</text:p>
      <text:p text:style-name="P6">q</text:p>
      <text:p text:style-name="P6">anri@andrew-HP-250-G6:~/Documents/Github_repositories/OOP_lab5/build$ </text:p>
      <text:p text:style-name="P6"/>
      <text:p text:style-name="P6"/>
      <text:p text:style-name="P18">5. Объяснение работы программы</text:p>
      <text:p text:style-name="P18"><text:soft-page-break/></text:p>
      <text:p text:style-name="P26"><text:tab/><text:span text:style-name="T6">Коллекция очереди находится в пространсве имён containers. </text:span></text:p>
      <text:p text:style-name="P26"><text:span text:style-name="T6"><text:tab/>Private-члены и методы: size – хранит размер очереди (просто для красоты), struct element – описание структуры элемента очереди, first – указатель на первый элемент очереди </text:span></text:p>
      <text:p text:style-name="P26"><text:span text:style-name="T7"><text:tab/>Public-члены и методы: push – метод добавления элемента в конец очереди, push_impl – вспомогательный метод для push, top – возвращает первый элемент очереди, pop – выкидывает первый элемент из очереди, length – возвращает размер очереди (опять же для соответствия спецификации очереди), delete_by_it – удаление элемента по итератору, delete_by_number – по номеру создаёт нужный итератор и удаляет по нему, insert_by_it и insert_by_number – аналогично, operator= - перемещает очередь (нужно для вставки/удаления произвольного элемента очереди), класс forward-iterator – задаёт итератор типа forward_iterator со всеми необходимыми методами и типами данных, queue() - дефолтный конструктор. </text:span></text:p>
      <text:p text:style-name="P26"><text:tab/><text:span text:style-name="T8">delete_by_it</text:span></text:p>
      <text:p text:style-name="P26"><text:tab/><text:span text:style-name="T8">Проходит по итераторам всю очередь и перекидывает элемент в новую. Если итератор совпал с удаляемым, то в новую очередь элемент не закидывается, и выставляется флаг успешного удаления.</text:span></text:p>
      <text:p text:style-name="P26"><text:tab/><text:span text:style-name="T8">insert_by_it</text:span></text:p>
      <text:p text:style-name="P26"><text:tab/><text:span text:style-name="T8">Аналогично удалению проходит всю очередь, и при натыкании на нужный итератор закидывает в новую очередь вставляемый элемент.</text:span></text:p>
      <text:p text:style-name="P10"/>
      <text:p text:style-name="P10"/>
      <text:p text:style-name="P19">Вывод</text:p>
      <text:p text:style-name="P3"><text:tab/><text:span text:style-name="T8">Проделав работу, я изучил принципы работы unique_ptr и узнал о некоторых особенностях их работы. Например, принцип единоличного владения объектом не позволил мне хранить в очереди указатель на последний элемент, что несколько усложнило операцию вставки. Также я узнал, как “правильно” писать итераторы, чтобы они были совместимы со стандартными алгоритмами работы с коллекциями. Поверхностно ознакомился с лямбда-функциями и создал своё первое пространство имён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0:11:26.567857226</meta:creation-date>
    <dc:date>2019-11-11T14:30:37.611073088</dc:date>
    <meta:editing-duration>PT27M26S</meta:editing-duration>
    <meta:editing-cycles>4</meta:editing-cycles>
    <meta:generator>LibreOffice/6.0.7.3$Linux_X86_64 LibreOffice_project/00m0$Build-3</meta:generator>
    <meta:document-statistic meta:table-count="1" meta:image-count="0" meta:object-count="0" meta:page-count="13" meta:paragraph-count="521" meta:word-count="2224" meta:character-count="16483" meta:non-whitespace-character-count="11708"/>
  </office:meta>
</office:document-meta>
</file>